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8080" draw:textarea-horizontal-align="justify" draw:textarea-vertical-align="middle" draw:auto-grow-height="false" fo:min-height="1.274cm" fo:min-width="14.486cm"/>
    </style:style>
    <style:style style:name="gr2" style:family="graphic" style:parent-style-name="standard">
      <style:graphic-properties draw:fill-color="#c0c0c0" draw:textarea-horizontal-align="justify" draw:textarea-vertical-align="middle" draw:auto-grow-height="false" fo:min-height="1.274cm" fo:min-width="14.486cm"/>
    </style:style>
    <style:style style:name="gr3" style:family="graphic" style:parent-style-name="standard">
      <style:graphic-properties draw:fill="solid" draw:fill-color="#90ee90" draw:textarea-horizontal-align="justify" draw:textarea-vertical-align="middle" draw:auto-grow-height="false" fo:min-height="1.274cm" fo:min-width="4.072cm"/>
    </style:style>
    <style:style style:name="gr4" style:family="graphic" style:parent-style-name="standard">
      <style:graphic-properties draw:fill-color="#90ee90" draw:textarea-horizontal-align="justify" draw:textarea-vertical-align="middle" draw:auto-grow-height="false" fo:min-height="1.274cm" fo:min-width="4.072cm"/>
    </style:style>
    <style:style style:name="gr5" style:family="graphic" style:parent-style-name="standard">
      <style:graphic-properties draw:fill-color="#90ee90" draw:textarea-horizontal-align="justify" draw:textarea-vertical-align="middle" draw:auto-grow-height="false" fo:min-height="1.274cm" fo:min-width="3.945cm"/>
    </style:style>
    <style:style style:name="gr6" style:family="graphic" style:parent-style-name="standard">
      <style:graphic-properties draw:textarea-horizontal-align="justify" draw:textarea-vertical-align="middle" draw:auto-grow-height="false" fo:min-height="1.274cm" fo:min-width="4.072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3.94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274cm" fo:min-width="14.486cm"/>
    </style:style>
    <style:style style:name="P1" style:family="paragraph"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loext:graphic-properties draw:fill-color="#c0c0c0"/>
      <style:paragraph-properties fo:text-align="center"/>
    </style:style>
    <style:style style:name="P4" style:family="paragraph">
      <loext:graphic-properties draw:fill="solid" draw:fill-color="#90ee90"/>
      <style:paragraph-properties fo:text-align="center"/>
    </style:style>
    <style:style style:name="P5" style:family="paragraph">
      <loext:graphic-properties draw:fill-color="#90ee90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14.986cm" svg:height="1.524cm" svg:x="2.778cm" svg:y="17.383cm">
          <text:p text:style-name="P1">服务器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986cm" svg:height="1.524cm" svg:x="2.778cm" svg:y="15.478cm">
          <text:p text:style-name="P1">ESXi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72cm" svg:height="1.524cm" svg:x="2.778cm" svg:y="13.573cm">
          <text:p text:style-name="P1">虚拟机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572cm" svg:height="1.524cm" svg:x="7.985cm" svg:y="13.573cm">
          <text:p text:style-name="P1">虚拟机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445cm" svg:height="1.524cm" svg:x="13.319cm" svg:y="13.573cm">
          <text:p text:style-name="P1">虚拟机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572cm" svg:height="1.524cm" svg:x="2.778cm" svg:y="11.541cm">
          <text:p text:style-name="P1">Jupyter 系统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572cm" svg:height="1.524cm" svg:x="7.985cm" svg:y="11.541cm">
          <text:p text:style-name="P1">GitLab 系统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445cm" svg:height="1.524cm" svg:x="13.319cm" svg:y="11.541cm">
          <text:p text:style-name="P1">NBViewer 系统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986cm" svg:height="1.524cm" svg:x="2.778cm" svg:y="9.509cm">
          <text:p text:style-name="P1">数据科学平台平台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09:01:52.359686721</meta:creation-date>
    <dc:date>2019-11-20T11:12:57.440300233</dc:date>
    <meta:editing-duration>PT3M10S</meta:editing-duration>
    <meta:editing-cycles>3</meta:editing-cycles>
    <meta:generator>LibreOffice/6.0.7.3$Linux_X86_64 LibreOffice_project/00m0$Build-3</meta:generator>
    <meta:document-statistic meta:object-count="9"/>
  </office:meta>
</office:document-meta>
</file>